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5000000943F322BF721D69A28.png" manifest:media-type="image/png"/>
  <manifest:file-entry manifest:full-path="Pictures/10000001000003A5000001C2A231DFF53341A212.png" manifest:media-type="image/png"/>
  <manifest:file-entry manifest:full-path="Pictures/10000000000009AC000000B89DADD346AC484AF9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Decima Nova Pro" svg:font-family="'Decima Nova Pro'" style:font-family-generic="roman" style:font-pitch="variable"/>
    <style:font-face style:name="Decima Nova Pro1" svg:font-family="'Decima Nova Pr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933cm" fo:margin-left="0.018cm" fo:margin-top="0cm" fo:margin-bottom="0cm" table:align="left" style:writing-mode="lr-tb"/>
    </style:style>
    <style:style style:name="Tabla1.A" style:family="table-column">
      <style:table-column-properties style:column-width="14.736cm"/>
    </style:style>
    <style:style style:name="Tabla1.B" style:family="table-column">
      <style:table-column-properties style:column-width="2.196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Heading_20_1" style:master-page-name="Standard">
      <style:paragraph-properties fo:text-align="center" style:justify-single-word="false" style:page-number="1"/>
    </style:style>
    <style:style style:name="P2" style:family="paragraph" style:parent-style-name="Heading_20_1">
      <style:paragraph-properties fo:margin-top="0cm" fo:margin-bottom="0.071cm" style:contextual-spacing="false" fo:line-height="100%"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line-height="100%">
        <style:tab-stops>
          <style:tab-stop style:position="3.254cm"/>
        </style:tab-stops>
      </style:paragraph-properties>
      <style:text-properties fo:font-size="6pt" style:font-size-asian="6pt" style:font-size-complex="6pt"/>
    </style:style>
    <style:style style:name="P4" style:family="paragraph" style:parent-style-name="normal">
      <style:paragraph-properties fo:margin-top="0cm" fo:margin-bottom="0cm" style:contextual-spacing="false" fo:line-height="100%" fo:text-align="start" style:justify-single-word="false" fo:orphans="0" fo:widows="0"/>
    </style:style>
    <style:style style:name="P5" style:family="paragraph" style:parent-style-name="normal" style:list-style-name="WWNum1">
      <style:paragraph-properties fo:margin-left="1.27cm" fo:margin-right="0cm" fo:margin-top="0cm" fo:margin-bottom="0cm" style:contextual-spacing="false" fo:line-height="100%" fo:text-align="start" style:justify-single-word="false" fo:text-indent="-0.635cm" style:auto-text-indent="false"/>
    </style:style>
    <style:style style:name="P6" style:family="paragraph" style:parent-style-name="normal" style:list-style-name="WWNum1">
      <style:paragraph-properties fo:margin-left="1.27cm" fo:margin-right="0cm" fo:margin-top="0cm" fo:margin-bottom="0cm" style:contextual-spacing="false" fo:line-height="100%" fo:text-align="start" style:justify-single-word="false" fo:text-indent="-0.635cm" style:auto-text-indent="false"/>
      <style:text-properties officeooo:paragraph-rsid="000d1727"/>
    </style:style>
    <style:style style:name="P7" style:family="paragraph" style:parent-style-name="normal">
      <style:paragraph-properties>
        <style:tab-stops>
          <style:tab-stop style:position="3.254cm"/>
        </style:tab-stops>
      </style:paragraph-properties>
    </style:style>
    <style:style style:name="P8" style:family="paragraph" style:parent-style-name="normal" style:list-style-name="WWNum5">
      <style:paragraph-properties fo:margin-left="1.27cm" fo:margin-right="0cm" fo:margin-top="0cm" fo:margin-bottom="0cm" style:contextual-spacing="false" fo:line-height="140%" fo:text-align="start" style:justify-single-word="false" fo:text-indent="-0.635cm" style:auto-text-indent="false"/>
    </style:style>
    <style:style style:name="P9" style:family="paragraph" style:parent-style-name="normal" style:list-style-name="WWNum2">
      <style:paragraph-properties fo:margin-left="1.27cm" fo:margin-right="0cm" fo:margin-top="0cm" fo:margin-bottom="0cm" style:contextual-spacing="false" fo:line-height="140%" fo:text-align="start" style:justify-single-word="false" fo:text-indent="-0.635cm" style:auto-text-indent="false"/>
    </style:style>
    <style:style style:name="P10" style:family="paragraph" style:parent-style-name="normal" style:list-style-name="WWNum4">
      <style:paragraph-properties fo:margin-left="1.27cm" fo:margin-right="0cm" fo:margin-top="0cm" fo:margin-bottom="0cm" style:contextual-spacing="false" fo:line-height="140%" fo:text-align="start" style:justify-single-word="false" fo:text-indent="-0.635cm" style:auto-text-indent="false"/>
    </style:style>
    <style:style style:name="P11" style:family="paragraph" style:parent-style-name="normal" style:list-style-name="WWNum3">
      <style:paragraph-properties fo:margin-left="1.27cm" fo:margin-right="0cm" fo:margin-top="0cm" fo:margin-bottom="0cm" style:contextual-spacing="false" fo:line-height="140%" fo:text-align="start" style:justify-single-word="false" fo:text-indent="-0.635cm" style:auto-text-indent="false"/>
    </style:style>
    <style:style style:name="P12" style:family="paragraph" style:parent-style-name="normal">
      <style:paragraph-properties fo:margin-top="0cm" fo:margin-bottom="0cm" style:contextual-spacing="false" fo:line-height="140%" fo:text-align="start" style:justify-single-word="false"/>
    </style:style>
    <style:style style:name="P13" style:family="paragraph" style:parent-style-name="normal">
      <style:paragraph-properties fo:margin-top="0cm" fo:margin-bottom="0cm" style:contextual-spacing="false" fo:line-height="140%" fo:text-align="start" style:justify-single-word="false"/>
      <style:text-properties style:font-name="Arial" style:font-name-asian="Arial2" style:font-name-complex="Arial2"/>
    </style:style>
    <style:style style:name="P14" style:family="paragraph" style:parent-style-name="normal">
      <style:paragraph-properties fo:margin-top="0cm" fo:margin-bottom="0cm" style:contextual-spacing="false" fo:line-height="140%" fo:text-align="start" style:justify-single-word="false"/>
      <style:text-properties style:font-name="Arial" officeooo:rsid="000d1727" officeooo:paragraph-rsid="000d1727" style:font-name-asian="Arial2" style:font-name-complex="Arial2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T1" style:family="text">
      <style:text-properties fo:font-size="19pt" style:font-size-asian="19pt" style:font-size-complex="19pt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tyle="italic" style:font-style-asian="italic"/>
    </style:style>
    <style:style style:name="T4" style:family="text">
      <style:text-properties fo:font-size="9pt" fo:font-weight="bold" style:font-size-asian="9pt" style:font-weight-asian="bold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style:font-name="Arial" style:font-name-asian="Arial2" style:font-name-complex="Arial2"/>
    </style:style>
    <style:style style:name="T8" style:family="text">
      <style:text-properties style:font-name="Arial" officeooo:rsid="000d1727" style:font-name-asian="Arial2" style:font-name-complex="Arial2"/>
    </style:style>
    <style:style style:name="T9" style:family="text">
      <style:text-properties style:font-name="Arial" style:text-underline-style="solid" style:text-underline-width="auto" style:text-underline-color="font-color" style:font-name-asian="Arial2" style:font-name-complex="Arial2"/>
    </style:style>
    <style:style style:name="T10" style:family="text">
      <style:text-properties style:font-name="Arial" style:text-underline-style="solid" style:text-underline-width="auto" style:text-underline-color="font-color" fo:font-weight="bold" style:font-name-asian="Arial2" style:font-weight-asian="bold" style:font-name-complex="Arial2" style:font-weight-complex="bold"/>
    </style:style>
    <style:style style:name="T11" style:family="text">
      <style:text-properties style:font-name="Arial" style:text-underline-style="solid" style:text-underline-width="auto" style:text-underline-color="font-color" fo:font-weight="normal" style:font-name-asian="Arial2" style:font-weight-asian="normal" style:font-name-complex="Arial2" style:font-weight-complex="normal"/>
    </style:style>
    <style:style style:name="T12" style:family="text">
      <style:text-properties style:font-name="Arial" style:text-underline-style="none" style:font-name-asian="Arial2" style:font-name-complex="Arial2"/>
    </style:style>
    <style:style style:name="T13" style:family="text">
      <style:text-properties style:font-name="Arial" style:text-underline-style="none" officeooo:rsid="000d1727" style:font-name-asian="Arial2" style:font-name-complex="Arial2"/>
    </style:style>
    <style:style style:name="T14" style:family="text">
      <style:text-properties style:font-name="Arial" fo:font-weight="bold" style:font-name-asian="Arial2" style:font-weight-asian="bold" style:font-name-complex="Arial2" style:font-weight-complex="bold"/>
    </style:style>
    <style:style style:name="T15" style:family="text">
      <style:text-properties style:text-underline-style="none"/>
    </style:style>
    <style:style style:name="T16" style:family="text">
      <style:text-properties officeooo:rsid="000d1727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qk5vq6w6p8n4"/><text:span text:style-name="T1">BASES DE DATOS - 1º DAM</text:span></text:p>
      <text:p text:style-name="P2"><text:bookmark text:name="_99912dxth5nq"/><text:span text:style-name="T2">UD2. MODELO RELACIONAL</text:span></text:p>
      <text:p text:style-name="Heading_20_2"><text:bookmark text:name="_p8iebq5cuhpq"/></text:p>
      <text:p text:style-name="Heading_20_2"><text:bookmark text:name="_v6s3eategcm4"/>E04 - EJERCICIOS SOBRE RESTRICCIONES</text:p>
      <text:p text:style-name="normal"><text:span text:style-name="T3">Apartado 7 de los apuntes.</text:span></text:p>
      <text:p text:style-name="P3"><text:bookmark text:name="_6srwd5g8nlc3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4"><text:span text:style-name="T4">Resultado de Aprendizaje 2</text:span><text:span text:style-name="T5">: Reconoce el modelo lógico relacional como uno de los más ampliamente usados en el mercado. </text:span></text:p>
          </table:table-cell>
          <table:covered-table-cell/>
        </table:table-row>
        <table:table-row table:style-name="Tabla1.1">
          <table:table-cell table:style-name="Tabla1.A1" office:value-type="string">
            <text:p text:style-name="P4"><text:span text:style-name="T4">Criterio de evaluación</text:span></text:p>
          </table:table-cell>
          <table:table-cell table:style-name="Tabla1.A1" office:value-type="string">
            <text:p text:style-name="P4"><text:span text:style-name="T4">Ejercicio/s</text:span></text:p>
          </table:table-cell>
        </table:table-row>
        <table:table-row table:style-name="Tabla1.1">
          <table:table-cell table:style-name="Tabla1.A1" office:value-type="string">
            <text:p text:style-name="P4"><text:span text:style-name="T6">RA02.d Se han identificado las características de los diferentes tipos de restricciones.</text:span></text:p>
          </table:table-cell>
          <table:table-cell table:style-name="Tabla1.A1" office:value-type="string">
            <text:p text:style-name="P4"><text:span text:style-name="T6">TODOS</text:span></text:p>
          </table:table-cell>
        </table:table-row>
      </table:table>
      <text:p text:style-name="P7"><text:bookmark text:name="_9wl0jjtf0xqq"/></text:p>
      <text:list xml:id="list773991311" text:style-name="WWNum5">
        <text:list-item>
          <text:p text:style-name="P8"><text:bookmark text:name="_ey05lveb1dse"/><text:span text:style-name="T7">Sea la siguiente base de datos relacional</text:span></text:p>
        </text:list-item>
      </text:list>
      <text:p text:style-name="P13"><text:bookmark text:name="_7g47ks9obyki"/></text:p>
      <text:list xml:id="list2693426883" text:style-name="WWNum1">
        <text:list-item>
          <text:p text:style-name="P6"><text:bookmark text:name="_agecluqsyu0l"/><text:span text:style-name="T7">CARRETERA (</text:span><text:span text:style-name="T10">IdCarretera</text:span><text:span text:style-name="T7">, nombre)</text:span><text:span text:style-name="T12"> </text:span><text:span text:style-name="T13">Prohibir operación</text:span></text:p>
        </text:list-item>
        <text:list-item>
          <text:p text:style-name="P6"><text:bookmark text:name="_la3fsspzu0z"/><text:span text:style-name="T7">AREA (</text:span><text:span text:style-name="T10">IdArea</text:span><text:span text:style-name="T7">, nombre)</text:span><text:span text:style-name="T12"> <text:s/></text:span><text:span text:style-name="T13">Prohibir operación</text:span></text:p>
        </text:list-item>
        <text:list-item>
          <text:p text:style-name="P5"><text:bookmark text:name="_nf9bei8rxvz1"/><text:span text:style-name="T7">TRAMO (</text:span><text:span text:style-name="T10">IdCarretera</text:span><text:span text:style-name="T9">, NroTramo</text:span><text:span text:style-name="T7">, Area)</text:span><text:span text:style-name="T12"> </text:span><text:span text:style-name="T13">Nulo </text:span></text:p>
        </text:list-item>
        <text:list-item>
          <text:p text:style-name="P5"><text:bookmark text:name="_tl1kgr8xd3vw"/><text:span text:style-name="T7">PASA </text:span><text:span text:style-name="T9">(</text:span><text:span text:style-name="T10">IdCarretera</text:span><text:span text:style-name="T9">, </text:span><text:span text:style-name="T10">NroTramo</text:span><text:span text:style-name="T9">, </text:span><text:span text:style-name="T10">CodMunicipio</text:span><text:span text:style-name="T7">,PtokmEntra,PtoKmSale)</text:span><text:span text:style-name="T12"> </text:span><text:span text:style-name="T13">Cascada en las 3</text:span></text:p>
        </text:list-item>
        <text:list-item>
          <text:p text:style-name="P5"><text:bookmark text:name="_yjc0s4rh0zso"/><text:span text:style-name="T7">MUNICIPIO (</text:span><text:span text:style-name="T11">CodMunicipio</text:span><text:span text:style-name="T7">, nombre, </text:span><text:span text:style-name="T14">localidad</text:span><text:span text:style-name="T7">)</text:span><text:span text:style-name="T13">Prohibir operación</text:span></text:p>
        </text:list-item>
      </text:list>
      <text:p text:style-name="P13"><text:bookmark text:name="_odub602pyf5p"/></text:p>
      <text:list xml:id="list193057906" text:style-name="WWNum2">
        <text:list-item>
          <text:p text:style-name="P9"><text:bookmark text:name="_nig3w4mnqoks"/><text:span text:style-name="T7">Identifica las claves externas de cada una de las tablas.</text:span></text:p>
        </text:list-item>
        <text:list-item>
          <text:p text:style-name="P9"><text:bookmark text:name="_h2gmvnxrklxg"/><text:span text:style-name="T7">Elige, de forma justificada, cuál crees que sería la mejor política de borrado para cada clave externa.</text:span></text:p>
        </text:list-item>
        <text:list-item>
          <text:p text:style-name="P9"><text:bookmark text:name="_k76vdzdcdzc0"/><text:span text:style-name="T7">¿Qué otras restricciones de integridad añadirías?</text:span></text:p>
          <text:p text:style-name="P9"><text:span text:style-name="T12"/></text:p>
        </text:list-item>
      </text:list>
      <text:p text:style-name="P14"><text:tab/>Restricción de validación</text:p>
      <text:p text:style-name="P13"><text:bookmark text:name="_1njp00aj25tw"/></text:p>
      <text:list xml:id="list125248259562796" text:continue-list="list773991311" text:style-name="WWNum5">
        <text:list-item>
          <text:p text:style-name="P8"><text:bookmark text:name="_ey05lveb1dse1"/><text:span text:style-name="T7">Sea la siguiente base de datos relacional</text:span></text:p>
        </text:list-item>
      </text:list>
      <text:p text:style-name="P13"><text:bookmark text:name="_elc2bumyfr1g"/></text:p>
      <text:list xml:id="list604907641" text:style-name="WWNum4">
        <text:list-item>
          <text:p text:style-name="P10"><text:bookmark text:name="_kc8kkkr2fo3t"/><text:span text:style-name="T7">CLIENTE(</text:span><text:span text:style-name="T9">cod_cliente</text:span><text:span text:style-name="T7">, </text:span><text:span text:style-name="T14">nombre</text:span><text:span text:style-name="T7">, apellidos, dni, email)</text:span><text:span text:style-name="T12"> <text:s/></text:span><text:span text:style-name="T13">cascada</text:span></text:p>
        </text:list-item>
        <text:list-item>
          <text:p text:style-name="P10"><text:bookmark text:name="_bnid6nbsml99"/><text:span text:style-name="T7">PEDIDO(</text:span><text:span text:style-name="T9">cod_pedido</text:span><text:span text:style-name="T7">, fecha, </text:span><text:span text:style-name="T14">cod_cliente</text:span><text:span text:style-name="T7">, importe_total)</text:span><text:span text:style-name="T12"> </text:span><text:span text:style-name="T13">cascada</text:span></text:p>
        </text:list-item>
        <text:list-item>
          <text:p text:style-name="P10"><text:bookmark text:name="_ybkntch9hgfc"/><text:span text:style-name="T7">LINEA_PEDIDO(</text:span><text:span text:style-name="T10">cod_pedido</text:span><text:span text:style-name="T9">, id_linea</text:span><text:span text:style-name="T7">,</text:span><text:span text:style-name="T14"> cod_producto</text:span><text:span text:style-name="T7">, num_unidades, precio_unitario)</text:span><text:span text:style-name="T8">prohibir y cascada</text:span></text:p>
        </text:list-item>
        <text:list-item>
          <text:p text:style-name="P10"><text:bookmark text:name="_4mkhrydxis16"/><text:span text:style-name="T7">PRODUCTO(</text:span><text:span text:style-name="T10">cod_producto</text:span><text:span text:style-name="T7">, nombre, descripción, precio_unitario, id_categoria)</text:span><text:span text:style-name="T12"> </text:span><text:span text:style-name="T13">prohibir la operación</text:span></text:p>
        </text:list-item>
        <text:list-item>
          <text:p text:style-name="P10"><text:bookmark text:name="_7jqzqdf4l267"/><text:span text:style-name="T7">CATEGORIA(</text:span><text:span text:style-name="T9">id_categoria</text:span><text:span text:style-name="T7">, </text:span><text:span text:style-name="T14">nombre</text:span><text:span text:style-name="T7">)</text:span><text:span text:style-name="T12"> </text:span><text:span text:style-name="T13">Cascada</text:span></text:p>
        </text:list-item>
      </text:list>
      <text:p text:style-name="P13"><text:bookmark text:name="_xkbrp0u6vmxj"/></text:p>
      <text:list text:style-name="WWNum3">
        <text:list-item>
          <text:p text:style-name="P11"><text:bookmark text:name="_nig3w4mnqoks1"/><text:span text:style-name="T7">Identifica las claves externas de cada una de las tablas.</text:span></text:p>
        </text:list-item>
        <text:list-item>
          <text:p text:style-name="P11"><text:bookmark text:name="_h2gmvnxrklxg1"/><text:span text:style-name="T7">Elige, de forma justificada, cuál crees que sería la mejor política de borrado para cada clave externa.</text:span></text:p>
        </text:list-item>
        <text:list-item>
          <text:p text:style-name="P11"><text:bookmark text:name="_k76vdzdcdzc01"/><text:soft-page-break/><text:span text:style-name="T7">¿Qué otras restricciones de integridad añadirías?</text:span></text:p>
        </text:list-item>
      </text:list>
      <text:p text:style-name="P12"/>
      <text:p text:style-name="P12"><text:bookmark text:name="_4zpd98kjvbl4"/><text:tab/><text:span text:style-name="T16">Restricción de validación y <text:s/>Restricción de integridad referencia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Decima Nova Pro" svg:font-family="'Decima Nova Pro'" style:font-family-generic="roman" style:font-pitch="variable"/>
    <style:font-face style:name="Decima Nova Pro1" svg:font-family="'Decima Nova Pr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Decima Nova Pro" fo:font-size="11pt" fo:language="es" fo:country="ES" style:letter-kerning="false" style:font-name-asian="Decima Nova Pro1" style:font-size-asian="11pt" style:language-asian="zh" style:country-asian="CN" style:font-name-complex="Decima Nova Pro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ormal" style:family="paragraph">
      <style:paragraph-properties fo:margin-top="0cm" fo:margin-bottom="0.282cm" style:contextual-spacing="false" fo:line-height="108%"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.762cm" fo:margin-right="0cm" fo:margin-top="0.706cm" fo:margin-bottom="0.071cm" style:contextual-spacing="false" fo:line-height="100%" fo:keep-together="always" fo:text-indent="-0.762cm" style:auto-text-indent="false" fo:break-before="auto" fo:break-after="auto" fo:keep-with-next="always"/>
      <style:text-properties fo:color="#dc001b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normal" style:class="text">
      <style:paragraph-properties fo:margin-left="1.016cm" fo:margin-right="0cm" fo:margin-top="0.071cm" fo:margin-bottom="0cm" style:contextual-spacing="false" fo:line-height="100%" fo:keep-together="always" fo:text-indent="-1.016cm" style:auto-text-indent="false" fo:break-before="auto" fo:break-after="auto" fo:keep-with-next="always"/>
      <style:text-properties fo:color="#dc001b" loext:opacity="100%" fo:font-size="16pt" style:font-size-asian="16pt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left="1.27cm" fo:margin-right="0cm" fo:margin-top="0.071cm" fo:margin-bottom="0cm" style:contextual-spacing="false" fo:line-height="100%" fo:keep-together="always" fo:text-indent="-1.27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break-before="auto" fo:break-after="auto" fo:keep-with-next="always"/>
      <style:text-properties fo:color="#dc001b" loext:opacity="100%" style:font-name="Decima Nova Pro" fo:font-family="'Decima Nova Pro'" style:font-family-generic="roman" style:font-pitch="variable" fo:font-size="12pt" style:font-name-asian="Decima Nova Pro1" style:font-family-asian="'Decima Nova Pro'" style:font-family-generic-asian="system" style:font-pitch-asian="variable" style:font-size-asian="12pt" style:font-name-complex="Decima Nova Pro1" style:font-family-complex="'Decima Nova Pro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break-before="auto" fo:break-after="auto" fo:keep-with-next="always"/>
      <style:text-properties fo:font-variant="small-caps" fo:color="#a40014" loext:opacity="100%" style:font-name="Decima Nova Pro" fo:font-family="'Decima Nova Pro'" style:font-family-generic="roman" style:font-pitch="variable" style:font-name-asian="Decima Nova Pro1" style:font-family-asian="'Decima Nova Pro'" style:font-family-generic-asian="system" style:font-pitch-asian="variable" style:font-name-complex="Decima Nova Pro1" style:font-family-complex="'Decima Nova Pro'" style:font-family-generic-complex="system" style:font-pitch-complex="variable"/>
    </style:style>
    <style:style style:name="Heading_20_6" style:display-name="Heading 6" style:family="paragraph" style:parent-style-name="normal" style:next-style-name="normal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break-before="auto" fo:break-after="auto" fo:keep-with-next="always"/>
      <style:text-properties fo:font-variant="small-caps" fo:color="#6e000d" loext:opacity="100%" style:font-name="Decima Nova Pro" fo:font-family="'Decima Nova Pro'" style:font-family-generic="roman" style:font-pitch="variable" fo:font-style="italic" style:font-name-asian="Decima Nova Pro1" style:font-family-asian="'Decima Nova Pro'" style:font-family-generic-asian="system" style:font-pitch-asian="variable" style:font-style-asian="italic" style:font-name-complex="Decima Nova Pro1" style:font-family-complex="'Decima Nova Pro'" style:font-family-generic-complex="system" style:font-pitch-complex="variable"/>
    </style:style>
    <style:style style:name="Title" style:family="paragraph" style:parent-style-name="normal" style:next-style-name="normal" style:class="chapter">
      <style:paragraph-properties fo:margin-top="0cm" fo:margin-bottom="0cm" style:contextual-spacing="false" fo:line-height="85%" fo:text-align="center" style:justify-single-word="false" fo:break-before="auto" fo:break-after="auto"/>
      <style:text-properties fo:font-variant="small-caps" fo:color="#dc001b" loext:opacity="100%" style:font-name="Decima Nova Pro" fo:font-family="'Decima Nova Pro'" style:font-family-generic="roman" style:font-pitch="variable" fo:font-size="36pt" style:font-name-asian="Decima Nova Pro1" style:font-family-asian="'Decima Nova Pro'" style:font-family-generic-asian="system" style:font-pitch-asian="variable" style:font-size-asian="36pt" style:font-name-complex="Decima Nova Pro1" style:font-family-complex="'Decima Nova Pro'" style:font-family-generic-complex="system" style:font-pitch-complex="variable" style:font-size-complex="36pt"/>
    </style:style>
    <style:style style:name="Subtitle" style:family="paragraph" style:parent-style-name="normal" style:next-style-name="normal" style:class="chapter">
      <style:paragraph-properties fo:margin-top="0cm" fo:margin-bottom="0.423cm" style:contextual-spacing="false" fo:line-height="100%" fo:text-align="center" style:justify-single-word="false" fo:break-before="auto" fo:break-after="auto"/>
      <style:text-properties fo:color="#dc001b" loext:opacity="100%" style:font-name="Decima Nova Pro" fo:font-family="'Decima Nova Pro'" style:font-family-generic="roman" style:font-pitch="variable" fo:font-size="14pt" style:font-name-asian="Decima Nova Pro1" style:font-family-asian="'Decima Nova Pro'" style:font-family-generic-asian="system" style:font-pitch-asian="variable" style:font-size-asian="14pt" style:font-name-complex="Decima Nova Pro1" style:font-family-complex="'Decima Nova Pro'" style:font-family-generic-complex="system" style:font-pitch-complex="variable" style:font-size-complex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normal" fo:background-color="transparent" style:font-name-asian="Liberation Sans2" style:font-size-asian="14pt" style:font-style-asian="normal" style:font-weight-asian="normal" style:font-name-complex="Liberation Sans2" style:font-size-complex="14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Decima Nova Pro" fo:font-size="11pt" fo:font-style="normal" style:text-underline-style="none" fo:font-weight="normal" fo:background-color="transparent" style:font-name-asian="Decima Nova Pro1" style:font-size-asian="11pt" style:font-style-asian="normal" style:font-weight-asian="normal" style:font-name-complex="Decima Nova Pro1" style:font-size-complex="11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1.623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4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52cm" fo:margin-left="0cm" fo:margin-right="0cm" fo:margin-bottom="2.651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-0.413cm" svg:y="0.476cm" svg:width="5.211cm" svg:height="1.64cm" draw:z-index="5"><draw:image xlink:href="Pictures/10000001000001D5000000943F322BF721D69A28.png" xlink:type="simple" xlink:show="embed" xlink:actuate="onLoad" draw:mime-type="image/png"/><svg:desc>C:\Users\Rafael\AppData\Local\Microsoft\Windows\INetCache\Content.Word\Logo-horizontal-segundo-nivel.png</svg:desc></draw:frame><draw:frame draw:style-name="Mfr1" draw:name="image2.png" text:anchor-type="char" svg:x="14.102cm" svg:y="0.542cm" svg:width="3.12cm" svg:height="1.51cm" draw:z-index="3"><draw:image xlink:href="Pictures/10000001000003A5000001C2A231DFF53341A212.png" xlink:type="simple" xlink:show="embed" xlink:actuate="onLoad" draw:mime-type="image/png"/><svg:desc>C:\Users\Rafael\AppData\Local\Microsoft\Windows\INetCache\Content.Word\segundo nivel colegio.png</svg:desc></draw:frame></text:p>
      </style:header>
      <style:footer>
        <text:p text:style-name="MP2"><draw:frame draw:style-name="Mfr2" draw:name="image3.jpg" text:anchor-type="char" svg:x="-2.004cm" svg:y="-1.207cm" svg:width="21.008cm" svg:height="1.111cm" draw:z-index="1"><draw:image xlink:href="Pictures/10000000000009AC000000B89DADD346AC484AF9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21T12:52:46.941000000</dc:date>
    <meta:editing-duration>PT6M13S</meta:editing-duration>
    <meta:editing-cycles>1</meta:editing-cycles>
    <meta:document-statistic meta:table-count="1" meta:image-count="3" meta:object-count="0" meta:page-count="2" meta:paragraph-count="29" meta:word-count="221" meta:character-count="1597" meta:non-whitespace-character-count="1416"/>
    <meta:generator>LibreOffice/7.4.2.3$Windows_X86_64 LibreOffice_project/382eef1f22670f7f4118c8c2dd222ec7ad009daf</meta:generator>
  </office:meta>
</office:document-meta>
</file>